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co1" style:family="table-column">
      <style:table-column-properties style:column-width="10.161cm" style:use-optimal-column-width="false"/>
    </style:style>
    <style:style style:name="ro1" style:family="table-row">
      <style:table-row-properties style:row-height="2.54cm" style:use-optimal-row-height="false"/>
    </style:style>
    <style:style style:name="ro2" style:family="table-row">
      <style:table-row-properties style:row-height="2.541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1cm" svg:height="3.429cm" draw:transform="rotate (-1.5707963267949) translate (14.415cm 6.334cm)">
          <draw:text-box>
            <text:p text:style-name="P1">Current stack frame</text:p>
          </draw:text-box>
        </draw:frame>
        <draw:g>
          <draw:frame draw:style-name="standard" draw:layer="layout" svg:width="10.16cm" svg:height="17.78cm" svg:x="1.002cm" svg:y="2.5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/>
              </table:table-row>
              <table:table-row table:style-name="ro1">
                <table:table-cell table:style-name="ce3">
                  <text:p text:style-name="P4"><text:span text:style-name="T1">SFP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RIP</text:span></text:p>
                </table:table-cell>
              </table:table-row>
              <table:table-row table:style-name="ro2">
                <table:table-cell table:style-name="ce6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5" draw:layer="layout" svg:width="10.16cm" svg:height="0.965cm" svg:x="1cm" svg:y="1.222cm">
            <draw:text-box>
              <text:p text:style-name="P1"><text:span text:style-name="T2">Before overflowing the buffer</text:span></text:p>
            </draw:text-box>
          </draw:frame>
          <draw:frame draw:style-name="gr1" draw:text-style-name="P2" draw:layer="layout" svg:width="7.851cm" svg:height="2.54cm" draw:transform="rotate (-1.5707963267949) translate (3.565cm 5.055cm)">
            <draw:text-box>
              <text:p text:style-name="P1">-------- Buffer --------</text:p>
            </draw:text-box>
          </draw:frame>
        </draw:g>
        <draw:g>
          <draw:frame draw:style-name="gr3" draw:text-style-name="P5" draw:layer="layout" svg:width="10.16cm" svg:height="0.962cm" svg:x="14.24cm" svg:y="1.229cm">
            <draw:text-box>
              <text:p text:style-name="P1"><text:span text:style-name="T2">After overflowing the buffer</text:span></text:p>
            </draw:text-box>
          </draw:frame>
          <draw:frame draw:style-name="standard" draw:layer="layout" svg:width="10.16cm" svg:height="17.78cm" svg:x="14.238cm" svg:y="2.581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&amp;jmp rax</text:span></text:p>
                </table:table-cell>
              </table:table-row>
              <table:table-row table:style-name="ro2">
                <table:table-cell table:style-name="ce6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4" draw:text-style-name="P6" draw:layer="layout" svg:x1="15.205cm" svg:y1="16.367cm" svg:x2="15.205cm" svg:y2="6.43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24:28.321910953</meta:creation-date>
    <meta:editing-duration>PT9M44S</meta:editing-duration>
    <meta:editing-cycles>4</meta:editing-cycles>
    <meta:generator>LibreOffice/6.4.4.2$Linux_X86_64 LibreOffice_project/40$Build-2</meta:generator>
    <dc:date>2020-06-11T13:24:57.146302466</dc:date>
    <meta:document-statistic meta:object-count="9"/>
  </office:meta>
</office:document-meta>
</file>